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7.75cm" fo:min-width="20cm" loext:decorative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981cm" fo:min-width="14.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4.802cm" loext:decorative="false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729fcf" draw:opacity="100%" draw:textarea-horizontal-align="justify" draw:textarea-vertical-align="middle" draw:auto-grow-height="false" fo:min-height="1.75cm" fo:min-width="5.5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8" style:family="graphic" style:parent-style-name="objectwithoutfill">
      <style:graphic-properties draw:stroke="solid" draw:stroke-dash="Line_20_with_20_Fine_20_Dots" svg:stroke-width="0.247cm" svg:stroke-color="#729fcf" draw:marker-start="Arrowheads_20_3" draw:marker-start-width="0.7cm" draw:marker-end="Arrowheads_20_1" draw:marker-end-width="0.7cm" svg:stroke-linecap="butt" draw:fill="none" draw:textarea-vertical-align="middle" fo:padding-top="0.248cm" fo:padding-bottom="0.248cm" fo:padding-left="0.373cm" fo:padding-right="0.373cm" loext:decorative="false"/>
    </style:style>
    <style:style style:name="gr9" style:family="graphic" style:parent-style-name="objectwithoutfill">
      <style:graphic-properties svg:stroke-width="0.247cm" svg:stroke-color="#afd095" draw:marker-start="Arrowheads_20_4" draw:marker-start-width="0.7cm" draw:marker-end="Arrowheads_20_2" draw:marker-end-width="0.7cm" draw:fill="none" draw:textarea-vertical-align="middle" fo:padding-top="0.248cm" fo:padding-bottom="0.248cm" fo:padding-left="0.373cm" fo:padding-right="0.37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3.909cm" loext:decorative="false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1.75cm" fo:min-width="7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afd095" draw:marker-end="Arrowheads_20_7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afd095" draw:marker-start="Arrowheads_20_24" draw:marker-start-width="0.3cm"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729fcf" draw:marker-end="Arrowheads_20_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729fcf" draw:marker-end="Arrowheads_20_10" draw:marker-end-width="0.3cm" draw:fill="none" draw:textarea-vertical-align="middle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5.75cm" fo:min-width="9.75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12cm" loext:decorative="false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4.75cm" fo:min-width="2.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afd095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color="#729fcf" draw:marker-end="Arrowheads_20_12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729fcf" draw:marker-end="Arrowheads_20_6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729fcf" draw:marker-end="Arrowheads_20_13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afd095" draw:marker-start="Arrowheads_20_25" draw:marker-start-width="0.3cm" draw:marker-end="Arrowheads_20_15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17cm" loext:decorative="false"/>
      <style:paragraph-properties style:writing-mode="lr-tb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5.75cm" fo:min-width="9.75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729fcf" draw:marker-end="Arrowheads_20_16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729fcf"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729fcf"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729fcf"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afd095" draw:marker-start="Arrowheads_20_26" draw:marker-start-width="0.3cm" draw:marker-end="Arrowheads_20_7" draw:marker-end-width="0.3cm" draw:fill="none" draw:textarea-vertical-align="middle" loext:decorative="false"/>
    </style:style>
    <style:style style:name="gr34" style:family="graphic" style:parent-style-name="objectwithoutfill">
      <style:graphic-properties svg:stroke-color="#afd095" draw:marker-start="Arrowheads_20_27" draw:marker-start-width="0.3cm" draw:marker-end="Arrowheads_20_15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729fcf" draw:marker-end="Arrowheads_20_28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729fcf"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729fcf" draw:marker-end="Arrowheads_20_30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729fcf" draw:marker-end="Arrowheads_20_31" draw:marker-end-width="0.3cm" draw:fill="none" draw:textarea-vertical-align="middle" loext:decorative="false"/>
    </style:style>
    <style:style style:name="gr39" style:family="graphic" style:parent-style-name="objectwithoutfill">
      <style:graphic-properties svg:stroke-width="0.25cm" svg:stroke-color="#afd095" draw:marker-start="Arrowheads_20_34" draw:marker-start-width="0.7cm" draw:marker-end="" draw:marker-end-width="0.68cm" draw:fill="none" draw:textarea-vertical-align="middle" fo:padding-top="0.25cm" fo:padding-bottom="0.25cm" fo:padding-left="0.375cm" fo:padding-right="0.375cm" loext:decorative="false"/>
    </style:style>
    <style:style style:name="gr40" style:family="graphic" style:parent-style-name="objectwithoutfill">
      <style:graphic-properties svg:stroke-width="0.25cm" svg:stroke-color="#afd095" draw:marker-start-width="0.58cm" draw:marker-end="Arrowheads_20_33" draw:marker-end-width="0.7cm" draw:fill="none" draw:textarea-vertical-align="middle" fo:padding-top="0.25cm" fo:padding-bottom="0.25cm" fo:padding-left="0.375cm" fo:padding-right="0.375cm" loext:decorative="false"/>
    </style:style>
    <style:style style:name="gr41" style:family="graphic" style:parent-style-name="standard">
      <style:graphic-properties draw:fill-color="#729fcf" draw:textarea-horizontal-align="justify" draw:textarea-vertical-align="middle" draw:auto-grow-height="false" fo:min-height="1.25cm" fo:min-width="5.5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afd095" draw:marker-start="Arrowheads_20_27" draw:marker-start-width="0.3cm" draw:marker-end="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afd095" draw:marker-end="Arrowheads_20_35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afd095" draw:marker-end="Arrowheads_20_36" draw:marker-end-width="0.3cm" draw:fill="none" draw:textarea-vertical-align="middle" loext:decorative="false"/>
    </style:style>
    <style:style style:name="gr45" style:family="graphic" style:parent-style-name="objectwithoutfill">
      <style:graphic-properties draw:stroke="solid" draw:stroke-dash="Line_20_with_20_Fine_20_Dots" svg:stroke-width="0.247cm" svg:stroke-color="#729fcf" draw:marker-start="Arrowheads_20_3" draw:marker-start-width="0.7cm" draw:marker-end="" draw:marker-end-width="0.7cm" svg:stroke-linecap="butt" draw:fill="none" draw:textarea-vertical-align="middle" fo:padding-top="0.248cm" fo:padding-bottom="0.248cm" fo:padding-left="0.373cm" fo:padding-right="0.373cm" loext:decorative="false"/>
    </style:style>
    <style:style style:name="gr46" style:family="graphic" style:parent-style-name="objectwithoutfill">
      <style:graphic-properties draw:stroke="solid" draw:stroke-dash="Line_20_with_20_Fine_20_Dots" svg:stroke-width="0.247cm" svg:stroke-color="#729fcf" draw:marker-start="" draw:marker-start-width="0.7cm" draw:marker-end="Arrowheads_20_1" draw:marker-end-width="0.7cm" svg:stroke-linecap="butt" draw:fill="none" draw:textarea-vertical-align="middle" fo:padding-top="0.248cm" fo:padding-bottom="0.248cm" fo:padding-left="0.373cm" fo:padding-right="0.373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 loext:decorative="false"/>
      <style:paragraph-properties style:writing-mode="lr-tb"/>
    </style:style>
    <style:style style:name="gr48" style:family="graphic" style:parent-style-name="objectwithoutfill">
      <style:graphic-properties svg:stroke-width="0.247cm" svg:stroke-color="#afd095" draw:marker-start="" draw:marker-start-width="0.7cm" draw:marker-end="Arrowheads_20_2" draw:marker-end-width="0.7cm" draw:fill="none" draw:textarea-vertical-align="middle" fo:padding-top="0.248cm" fo:padding-bottom="0.248cm" fo:padding-left="0.373cm" fo:padding-right="0.373cm" loext:decorative="false"/>
    </style:style>
    <style:style style:name="gr49" style:family="graphic" style:parent-style-name="objectwithoutfill">
      <style:graphic-properties svg:stroke-color="#afd095" draw:marker-start="Arrowheads_20_37" draw:marker-start-width="0.3cm" draw:marker-end="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afd095" draw:marker-end="Arrowheads_20_39" draw:marker-end-width="0.3cm" svg:stroke-opacity="100%" draw:fill="none" draw:textarea-vertical-align="middle" loext:decorative="fals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dddddd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cccccc"/>
      <style:paragraph-properties fo:text-align="center" style:writing-mode="lr-tb"/>
      <style:text-properties fo:font-size="18pt"/>
    </style:style>
    <style:style style:name="P6" style:family="paragraph">
      <loext:graphic-properties draw:fill-color="#729fcf" draw:opacity="100%"/>
      <style:paragraph-properties fo:text-align="center" style:writing-mode="lr-tb"/>
      <style:text-properties fo:font-size="18pt"/>
    </style:style>
    <style:style style:name="P7" style:family="paragraph">
      <loext:graphic-properties draw:fill-color="#afd095"/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729fcf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cccccc"/>
      <style:paragraph-properties fo:text-align="center" style:writing-mode="lr-tb"/>
    </style:style>
    <style:style style:name="P13" style:family="paragraph">
      <loext:graphic-properties draw:fill-color="#afd095"/>
      <style:paragraph-properties fo:text-align="center" style:writing-mode="lr-tb"/>
    </style:style>
    <style:style style:name="P14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0.5cm" svg:height="8cm" svg:x="1.749cm" svg:y="3.249cm">
          <draw:glue-point draw:id="4" svg:x="-0.243cm" svg:y="5.001cm"/>
          <draw:glue-point draw:id="5" svg:x="-0.487cm" svg:y="5.001cm"/>
          <draw:glue-point draw:id="6" svg:x="-0.731cm" svg:y="5.001cm"/>
          <draw:glue-point draw:id="7" svg:x="-0.975cm" svg:y="5.001cm"/>
          <draw:glue-point draw:id="8" svg:x="-1.219cm" svg:y="5.001cm"/>
          <draw:glue-point draw:id="9" svg:x="-1.462cm" svg:y="5.001cm"/>
          <draw:glue-point draw:id="10" svg:x="-1.706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25cm" svg:height="5.231cm" svg:x="29.75cm" svg:y="3.231cm">
          <draw:glue-point draw:id="4" svg:x="0.205cm" svg:y="4.957cm"/>
          <draw:glue-point draw:id="5" svg:x="0.479cm" svg:y="4.957cm"/>
          <draw:glue-point draw:id="6" svg:x="0.753cm" svg:y="4.957cm"/>
          <draw:glue-point draw:id="7" svg:x="1.027cm" svg:y="4.957cm"/>
          <draw:glue-point draw:id="8" svg:x="1.301cm" svg:y="4.95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302cm" svg:height="0.966cm" svg:x="10cm" svg:y="2.25cm">
          <draw:text-box>
            <text:p><text:span text:style-name="T1">Processo</text:span><text:span text:style-name="T1">r Board</text:span></text:p>
          </draw:text-box>
        </draw:frame>
        <draw:custom-shape draw:style-name="gr4" draw:text-style-name="P5" draw:layer="layout" svg:width="6cm" svg:height="2cm" svg:x="8.999cm" svg:y="6.249cm">
          <text:p text:style-name="P4"><text:span text:style-name="T1">W65C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6.249cm">
          <text:p text:style-name="P4"><text:span text:style-name="T1">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8.749cm">
          <text:p text:style-name="P4"><text:span text:style-name="T1">Privile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6cm" svg:height="2cm" svg:x="8.999cm" svg:y="8.749cm">
          <draw:glue-point draw:id="4" svg:x="2.5cm" svg:y="5cm"/>
          <text:p text:style-name="P4"><text:span text:style-name="T1">Main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3" draw:id="id3" draw:layer="layout" svg:width="6cm" svg:height="2cm" svg:x="2.249cm" svg:y="8.749cm">
          <draw:glue-point draw:id="4" svg:x="2.501cm" svg:y="5.005cm"/>
          <draw:glue-point draw:id="5" svg:x="-2.498cm" svg:y="5.005cm"/>
          <draw:glue-point draw:id="6" svg:x="1.668cm" svg:y="5.005cm"/>
          <draw:glue-point draw:id="7" svg:x="0.835cm" svg:y="5.005cm"/>
          <draw:glue-point draw:id="8" svg:x="-0.831cm" svg:y="5.005cm"/>
          <draw:glue-point draw:id="9" svg:x="-1.665cm" svg:y="5.005cm"/>
          <draw:glue-point draw:id="10" svg:x="-3.331cm" svg:y="5.005cm"/>
          <draw:glue-point draw:id="11" svg:x="-4.165cm" svg:y="5.005cm"/>
          <text:p text:style-name="P4"><text:span text:style-name="T1">Device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15.749cm" svg:y="3.749cm">
          <text:p text:style-name="P4"><text:span text:style-name="T1">Watchd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cm" svg:height="1.5cm" svg:x="2.749cm" svg:y="5.249cm">
          <text:p text:style-name="P4"><text:span text:style-name="T1">512K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cm" svg:height="1.5cm" svg:x="2.749cm" svg:y="6.749cm">
          <text:p text:style-name="P4"><text:span text:style-name="T1">512K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11.999cm" svg:y1="10.749cm" svg:x2="15.5cm" svg:y2="19.001cm" draw:start-shape="id1" draw:start-glue-point="2" draw:end-shape="id2" draw:end-glue-point="6" svg:d="M11999 10749v8252h3501" svg:viewBox="0 0 3502 8253">
          <text:p/>
        </draw:connector>
        <draw:connector draw:style-name="gr9" draw:text-style-name="P8" xml:id="id31" draw:id="id31" draw:layer="layout" draw:line-skew="1cm 8.125cm" svg:x1="6.749cm" svg:y1="10.749cm" svg:x2="30.25cm" svg:y2="5.212cm" draw:start-shape="id3" draw:start-glue-point="4" draw:end-shape="id4" draw:end-glue-point="4" svg:d="M6749 10749v1501h20626v-7038h2875" svg:viewBox="0 0 23502 7039">
          <text:p/>
        </draw:connector>
        <draw:custom-shape draw:style-name="gr4" draw:text-style-name="P5" draw:layer="layout" svg:width="6cm" svg:height="2cm" svg:x="8.999cm" svg:y="3.749cm">
          <text:p text:style-name="P4"><text:span text:style-name="T1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4.409cm" svg:height="0.966cm" svg:x="36cm" svg:y="2.25cm">
          <draw:text-box>
            <text:p><text:span text:style-name="T1">Main </text:span><text:span text:style-name="T1">Memory</text:span></text:p>
          </draw:text-box>
        </draw:frame>
        <draw:custom-shape draw:style-name="gr11" draw:text-style-name="P7" xml:id="id4" draw:id="id4" draw:layer="layout" svg:width="7.5cm" svg:height="2cm" svg:x="30.25cm" svg:y="4.481cm">
          <draw:glue-point draw:id="4" svg:x="-5cm" svg:y="-1.345cm"/>
          <draw:glue-point draw:id="5" svg:x="-5cm" svg:y="1.155cm"/>
          <text:p text:style-name="P4"><text:span text:style-name="T1">Cha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7" draw:id="id7" draw:layer="layout" svg:width="2.5cm" svg:height="1.5cm" svg:x="30.2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38.5cm" svg:y="4.481cm">
          <text:p text:style-name="P4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15" draw:id="id15" draw:layer="layout" svg:width="2.5cm" svg:height="1.5cm" svg:x="32.7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20" draw:id="id20" draw:layer="layout" svg:width="2.5cm" svg:height="1.5cm" svg:x="35.25cm" svg:y="6.481cm">
          <draw:glue-point draw:id="4" svg:x="-3cm" svg:y="4.873cm"/>
          <draw:glue-point draw:id="5" svg:x="-1cm" svg:y="4.873cm"/>
          <draw:glue-point draw:id="6" svg:x="1cm" svg:y="4.873cm"/>
          <draw:glue-point draw:id="7" svg:x="3cm" svg:y="4.873cm"/>
          <text:p text:style-name="P4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8" draw:layer="layout" draw:line-skew="1.5cm 8.625cm" svg:x1="6.249cm" svg:y1="10.749cm" svg:x2="30.25cm" svg:y2="5.712cm" draw:start-shape="id3" draw:start-glue-point="6" draw:end-shape="id4" draw:end-glue-point="5" svg:d="M6249 10749v2001h21626v-7038h2375" svg:viewBox="0 0 24002 7039">
          <text:p/>
        </draw:connector>
        <draw:connector draw:style-name="gr9" draw:text-style-name="P8" draw:layer="layout" svg:x1="6.749cm" svg:y1="10.749cm" svg:x2="15.5cm" svg:y2="21.5cm" draw:start-shape="id3" draw:start-glue-point="4" draw:end-shape="id2" draw:end-glue-point="4" svg:d="M6749 10749v10751h8751" svg:viewBox="0 0 8752 10752">
          <text:p/>
        </draw:connector>
        <draw:connector draw:style-name="gr14" draw:text-style-name="P8" draw:layer="layout" svg:x1="5.249cm" svg:y1="10.749cm" svg:x2="15.5cm" svg:y2="22.25cm" draw:start-shape="id3" draw:start-glue-point="2" draw:end-shape="id2" draw:end-glue-point="5" svg:d="M5249 10749v11501h10251" svg:viewBox="0 0 10252 11502">
          <text:p/>
        </draw:connector>
        <draw:connector draw:style-name="gr15" draw:text-style-name="P8" draw:layer="layout" draw:line-skew="-5.75cm 0.999cm" svg:x1="22.249cm" svg:y1="7.249cm" svg:x2="40.251cm" svg:y2="7.981cm" draw:start-shape="id5" draw:start-glue-point="1" draw:end-shape="id6" draw:end-glue-point="9" svg:d="M22249 7249h2376v2232h15626v-1500" svg:viewBox="0 0 18003 2233">
          <text:p/>
        </draw:connector>
        <draw:connector draw:style-name="gr16" draw:text-style-name="P8" draw:layer="layout" svg:x1="25.75cm" svg:y1="20cm" svg:x2="40.75cm" svg:y2="7.981cm" draw:start-shape="id2" draw:start-glue-point="1" draw:end-shape="id6" draw:end-glue-point="10" svg:d="M25750 20000h15000v-12019" svg:viewBox="0 0 15001 12020">
          <text:p/>
        </draw:connector>
        <draw:g draw:style-name="gr17">
          <draw:custom-shape draw:style-name="gr18" draw:text-style-name="P1" xml:id="id12" draw:id="id12" draw:layer="layout" svg:width="10.25cm" svg:height="6cm" svg:x="15.5cm" svg:y="2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xml:id="id11" draw:id="id11" draw:layer="layout" svg:width="2.5cm" svg:height="1.5cm" svg:x="16cm" svg:y="25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1" draw:layer="layout" svg:width="3.012cm" svg:height="0.983cm" svg:x="18.751cm" svg:y="24cm">
            <draw:text-box>
              <text:p>Device 4</text:p>
            </draw:text-box>
          </draw:frame>
          <draw:custom-shape draw:style-name="gr21" draw:text-style-name="P12" draw:layer="layout" svg:width="3cm" svg:height="5cm" svg:x="22.25cm" svg:y="25.5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16cm" svg:y="29cm">
            <text:p text:style-name="P10">32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8" draw:id="id8" draw:layer="layout" svg:width="2.5cm" svg:height="1.5cm" svg:x="16.001cm" svg:y="27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11" draw:layer="layout" svg:width="3.012cm" svg:height="0.983cm" svg:x="18.751cm" svg:y="16cm">
          <draw:text-box>
            <text:p>Device 3</text:p>
          </draw:text-box>
        </draw:frame>
        <draw:frame draw:style-name="gr20" draw:text-style-name="P11" draw:layer="layout" svg:width="3.012cm" svg:height="0.983cm" svg:x="18.751cm" svg:y="16.001cm">
          <draw:text-box>
            <text:p>Device 3</text:p>
          </draw:text-box>
        </draw:frame>
        <draw:g draw:style-name="gr17">
          <draw:custom-shape draw:style-name="gr18" draw:text-style-name="P1" xml:id="id2" draw:id="id2" draw:layer="layout" svg:width="10.25cm" svg:height="6cm" svg:x="15.5cm" svg:y="17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xml:id="id9" draw:id="id9" draw:layer="layout" svg:width="2.5cm" svg:height="1.5cm" svg:x="16cm" svg:y="17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3cm" svg:height="5cm" svg:x="22.25cm" svg:y="17.5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16cm" svg:y="21cm">
            <text:p text:style-name="P10">32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10" draw:id="id10" draw:layer="layout" svg:width="2.5cm" svg:height="1.5cm" svg:x="16.001cm" svg:y="19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2.5cm" svg:height="1.5cm" svg:x="16cm" svg:y="17.501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3cm" svg:height="5cm" svg:x="22.25cm" svg:y="17.501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16cm" svg:y="21.001cm">
            <text:p text:style-name="P10">32KB</text:p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2.5cm" svg:height="1.5cm" svg:x="16.001cm" svg:y="19.001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8" draw:layer="layout" draw:line-skew="-2.385cm -1.5cm" svg:x1="31.75cm" svg:y1="7.961cm" svg:x2="16.001cm" svg:y2="27.75cm" draw:start-shape="id7" draw:start-glue-point="6" draw:end-shape="id8" draw:end-glue-point="3" svg:d="M31750 7961v7145h-17750v12644h2001" svg:viewBox="0 0 17751 19790">
          <text:p/>
        </draw:connector>
        <draw:connector draw:style-name="gr24" draw:text-style-name="P8" draw:layer="layout" draw:line-skew="1.865cm -1.999cm" svg:x1="31.25cm" svg:y1="7.961cm" svg:x2="16cm" svg:y2="18.25cm" draw:start-shape="id7" draw:start-glue-point="5" draw:end-shape="id9" draw:end-glue-point="3" svg:d="M31250 7961v6645h-17750v3644h2500" svg:viewBox="0 0 17751 10290">
          <text:p/>
        </draw:connector>
        <draw:connector draw:style-name="gr24" draw:text-style-name="P8" draw:layer="layout" draw:line-skew="0.615cm -2.5cm" svg:x1="30.75cm" svg:y1="7.961cm" svg:x2="16.001cm" svg:y2="19.75cm" draw:start-shape="id7" draw:start-glue-point="4" draw:end-shape="id10" draw:end-glue-point="3" svg:d="M30750 7961v6145h-17750v5644h3001" svg:viewBox="0 0 17751 11790">
          <text:p/>
        </draw:connector>
        <draw:connector draw:style-name="gr25" draw:text-style-name="P8" draw:layer="layout" draw:line-skew="-1.135cm -0.999cm" svg:x1="32.25cm" svg:y1="7.961cm" svg:x2="16cm" svg:y2="26.25cm" draw:start-shape="id7" draw:start-glue-point="7" draw:end-shape="id11" draw:end-glue-point="3" svg:d="M32250 7961v7645h-17750v10644h1500" svg:viewBox="0 0 17751 18290">
          <text:p/>
        </draw:connector>
        <draw:connector draw:style-name="gr26" draw:text-style-name="P8" draw:layer="layout" svg:x1="4.751cm" svg:y1="10.749cm" svg:x2="15.5cm" svg:y2="30.25cm" draw:start-shape="id3" draw:start-glue-point="8" draw:end-shape="id12" draw:end-glue-point="5" svg:d="M4751 10749v19501h10749" svg:viewBox="0 0 10750 19502">
          <text:p/>
        </draw:connector>
        <draw:connector draw:style-name="gr9" draw:text-style-name="P8" draw:layer="layout" svg:x1="6.749cm" svg:y1="10.749cm" svg:x2="15.5cm" svg:y2="29.5cm" draw:start-shape="id3" draw:start-glue-point="4" draw:end-shape="id12" draw:end-glue-point="4" svg:d="M6749 10749v18751h8751" svg:viewBox="0 0 8752 18752">
          <text:p/>
        </draw:connector>
        <draw:connector draw:style-name="gr8" draw:text-style-name="P8" draw:layer="layout" svg:x1="11.999cm" svg:y1="10.749cm" svg:x2="15.5cm" svg:y2="27.001cm" draw:start-shape="id1" draw:start-glue-point="2" draw:end-shape="id12" draw:end-glue-point="6" svg:d="M11999 10749v16252h3501" svg:viewBox="0 0 3502 16253">
          <text:p/>
        </draw:connector>
        <draw:g draw:style-name="gr17">
          <draw:custom-shape draw:style-name="gr18" draw:text-style-name="P1" xml:id="id14" draw:id="id14" draw:layer="layout" svg:width="10.25cm" svg:height="6cm" svg:x="15.5cm" svg:y="44.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xml:id="id18" draw:id="id18" draw:layer="layout" svg:width="2.5cm" svg:height="1.5cm" svg:x="16cm" svg:y="4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1" draw:layer="layout" svg:width="3.326cm" svg:height="0.983cm" svg:x="18.751cm" svg:y="43.5cm">
            <draw:text-box>
              <text:p>Device 17</text:p>
            </draw:text-box>
          </draw:frame>
          <draw:custom-shape draw:style-name="gr21" draw:text-style-name="P12" draw:layer="layout" svg:width="3cm" svg:height="5cm" svg:x="22.25cm" svg:y="45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16cm" svg:y="48.5cm">
            <text:p text:style-name="P10">128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19" draw:id="id19" draw:layer="layout" svg:width="2.5cm" svg:height="1.5cm" svg:x="16.001cm" svg:y="46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7">
          <draw:custom-shape draw:style-name="gr28" draw:text-style-name="P14" xml:id="id13" draw:id="id13" draw:layer="layout" svg:width="10.25cm" svg:height="6cm" svg:x="15.5cm" svg:y="36.5cm">
            <draw:glue-point draw:id="4" svg:x="-5cm" svg:y="2.5cm"/>
            <draw:glue-point draw:id="5" svg:x="-5cm" svg:y="3.75cm"/>
            <draw:glue-point draw:id="6" svg:x="-5cm" svg:y="-1.666cm"/>
            <text:p text:style-name="P10"/>
            <draw:enhanced-geometry svg:viewBox="0 0 21600 21600" draw:type="rectangle" draw:enhanced-path="M 0 0 L 21600 0 21600 21600 0 21600 0 0 Z N"/>
          </draw:custom-shape>
          <draw:custom-shape draw:style-name="gr19" draw:text-style-name="P10" xml:id="id16" draw:id="id16" draw:layer="layout" svg:width="2.5cm" svg:height="1.5cm" svg:x="16cm" svg:y="37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1" draw:layer="layout" svg:width="3.326cm" svg:height="0.983cm" svg:x="18.751cm" svg:y="35.5cm">
            <draw:text-box>
              <text:p>Device 16</text:p>
            </draw:text-box>
          </draw:frame>
          <draw:custom-shape draw:style-name="gr21" draw:text-style-name="P12" draw:layer="layout" svg:width="3cm" svg:height="5cm" svg:x="22.25cm" svg:y="37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16cm" svg:y="40.5cm">
            <text:p text:style-name="P10">128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17" draw:id="id17" draw:layer="layout" svg:width="2.5cm" svg:height="1.5cm" svg:x="16.001cm" svg:y="38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6" draw:text-style-name="P8" draw:layer="layout" svg:x1="25.75cm" svg:y1="28cm" svg:x2="41.251cm" svg:y2="7.981cm" draw:start-shape="id12" draw:start-glue-point="1" draw:end-shape="id6" draw:end-glue-point="8" svg:d="M25750 28000h15501v-20019" svg:viewBox="0 0 15502 20020">
          <text:p/>
        </draw:connector>
        <draw:connector draw:style-name="gr16" draw:text-style-name="P8" draw:layer="layout" svg:x1="25.75cm" svg:y1="39.5cm" svg:x2="41.749cm" svg:y2="7.981cm" draw:start-shape="id13" draw:start-glue-point="1" draw:end-shape="id6" draw:end-glue-point="4" svg:d="M25750 39500h15999v-31519" svg:viewBox="0 0 16000 31520">
          <text:p/>
        </draw:connector>
        <draw:connector draw:style-name="gr16" draw:text-style-name="P8" draw:layer="layout" svg:x1="25.75cm" svg:y1="47.5cm" svg:x2="42.25cm" svg:y2="7.981cm" draw:start-shape="id14" draw:start-glue-point="1" draw:end-shape="id6" draw:end-glue-point="5" svg:d="M25750 47500h16500v-39519" svg:viewBox="0 0 16501 39520">
          <text:p/>
        </draw:connector>
        <draw:connector draw:style-name="gr29" draw:text-style-name="P8" draw:layer="layout" draw:line-skew="11.615cm -1.999cm" svg:x1="33.75cm" svg:y1="7.961cm" svg:x2="16cm" svg:y2="37.75cm" draw:start-shape="id15" draw:start-glue-point="5" draw:end-shape="id16" draw:end-glue-point="3" svg:d="M33750 7961v26145h-20250v3644h2500" svg:viewBox="0 0 20251 29790">
          <text:p/>
        </draw:connector>
        <draw:connector draw:style-name="gr30" draw:text-style-name="P8" draw:layer="layout" draw:line-skew="10.365cm -2.5cm" svg:x1="33.25cm" svg:y1="7.961cm" svg:x2="16.001cm" svg:y2="39.25cm" draw:start-shape="id15" draw:start-glue-point="4" draw:end-shape="id17" draw:end-glue-point="3" svg:d="M33250 7961v25645h-20250v5644h3001" svg:viewBox="0 0 20251 31290">
          <text:p/>
        </draw:connector>
        <draw:connector draw:style-name="gr31" draw:text-style-name="P8" draw:layer="layout" draw:line-skew="8.615cm -0.999cm" svg:x1="34.75cm" svg:y1="7.961cm" svg:x2="16cm" svg:y2="45.75cm" draw:start-shape="id15" draw:start-glue-point="7" draw:end-shape="id18" draw:end-glue-point="3" svg:d="M34750 7961v27145h-20250v10644h1500" svg:viewBox="0 0 20251 37790">
          <text:p/>
        </draw:connector>
        <draw:connector draw:style-name="gr32" draw:text-style-name="P8" draw:layer="layout" draw:line-skew="7.365cm -1.5cm" svg:x1="34.25cm" svg:y1="7.961cm" svg:x2="16.001cm" svg:y2="47.25cm" draw:start-shape="id15" draw:start-glue-point="6" draw:end-shape="id19" draw:end-glue-point="3" svg:d="M34250 7961v26645h-20250v12644h2001" svg:viewBox="0 0 20251 39290">
          <text:p/>
        </draw:connector>
        <draw:connector draw:style-name="gr33" draw:text-style-name="P8" draw:layer="layout" svg:x1="4.25cm" svg:y1="10.749cm" svg:x2="15.5cm" svg:y2="41.75cm" draw:start-shape="id3" draw:start-glue-point="9" draw:end-shape="id13" draw:end-glue-point="5" svg:d="M4250 10749v31001h11250" svg:viewBox="0 0 11251 31002">
          <text:p/>
        </draw:connector>
        <draw:connector draw:style-name="gr34" draw:text-style-name="P8" draw:layer="layout" svg:x1="3.751cm" svg:y1="10.749cm" svg:x2="15.5cm" svg:y2="49.75cm" draw:start-shape="id3" draw:start-glue-point="5" draw:end-shape="id14" draw:end-glue-point="5" svg:d="M3751 10749v39001h11749" svg:viewBox="0 0 11750 39002">
          <text:p/>
        </draw:connector>
        <draw:connector draw:style-name="gr9" draw:text-style-name="P8" draw:layer="layout" svg:x1="6.749cm" svg:y1="10.749cm" svg:x2="15.5cm" svg:y2="41cm" draw:start-shape="id3" draw:start-glue-point="4" draw:end-shape="id13" draw:end-glue-point="4" svg:d="M6749 10749v30251h8751" svg:viewBox="0 0 8752 30252">
          <text:p/>
        </draw:connector>
        <draw:connector draw:style-name="gr9" draw:text-style-name="P8" draw:layer="layout" svg:x1="6.749cm" svg:y1="10.749cm" svg:x2="15.5cm" svg:y2="49cm" draw:start-shape="id3" draw:start-glue-point="4" draw:end-shape="id14" draw:end-glue-point="4" svg:d="M6749 10749v38251h8751" svg:viewBox="0 0 8752 38252">
          <text:p/>
        </draw:connector>
        <draw:g draw:style-name="gr17">
          <draw:custom-shape draw:style-name="gr18" draw:text-style-name="P1" xml:id="id27" draw:id="id27" draw:layer="layout" svg:width="10.25cm" svg:height="6cm" svg:x="44.75cm" svg:y="43.5cm">
            <draw:glue-point draw:id="4" svg:x="-5cm" svg:y="2.5cm"/>
            <draw:glue-point draw:id="5" svg:x="-5cm" svg:y="3.75cm"/>
            <draw:glue-point draw:id="6" svg:x="-5cm" svg:y="-1.666cm"/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xml:id="id23" draw:id="id23" draw:layer="layout" svg:width="2.5cm" svg:height="1.5cm" svg:x="45.25cm" svg:y="44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1" draw:layer="layout" svg:width="3.326cm" svg:height="0.983cm" svg:x="48.001cm" svg:y="42.5cm">
            <draw:text-box>
              <text:p>Device 19</text:p>
            </draw:text-box>
          </draw:frame>
          <draw:custom-shape draw:style-name="gr21" draw:text-style-name="P12" draw:layer="layout" svg:width="3cm" svg:height="5cm" svg:x="51.5cm" svg:y="44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45.25cm" svg:y="47.5cm">
            <text:p text:style-name="P10">128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24" draw:id="id24" draw:layer="layout" svg:width="2.5cm" svg:height="1.5cm" svg:x="45.251cm" svg:y="45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7">
          <draw:custom-shape draw:style-name="gr28" draw:text-style-name="P14" xml:id="id26" draw:id="id26" draw:layer="layout" svg:width="10.25cm" svg:height="6cm" svg:x="44.75cm" svg:y="35.5cm">
            <draw:glue-point draw:id="4" svg:x="-5cm" svg:y="2.5cm"/>
            <draw:glue-point draw:id="5" svg:x="-5cm" svg:y="3.75cm"/>
            <draw:glue-point draw:id="6" svg:x="-5cm" svg:y="-1.666cm"/>
            <text:p text:style-name="P10"/>
            <draw:enhanced-geometry svg:viewBox="0 0 21600 21600" draw:type="rectangle" draw:enhanced-path="M 0 0 L 21600 0 21600 21600 0 21600 0 0 Z N"/>
          </draw:custom-shape>
          <draw:custom-shape draw:style-name="gr19" draw:text-style-name="P10" xml:id="id21" draw:id="id21" draw:layer="layout" svg:width="2.5cm" svg:height="1.5cm" svg:x="45.25cm" svg:y="36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1" draw:layer="layout" svg:width="3.326cm" svg:height="0.983cm" svg:x="48.001cm" svg:y="34.5cm">
            <draw:text-box>
              <text:p>Device 18</text:p>
            </draw:text-box>
          </draw:frame>
          <draw:custom-shape draw:style-name="gr21" draw:text-style-name="P12" draw:layer="layout" svg:width="3cm" svg:height="5cm" svg:x="51.5cm" svg:y="36cm">
            <text:p text:style-name="P10">Device</text:p>
            <text:p text:style-name="P10">Log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2.5cm" svg:height="1.5cm" svg:x="45.25cm" svg:y="39.5cm">
            <text:p text:style-name="P10">128KB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22" draw:id="id22" draw:layer="layout" svg:width="2.5cm" svg:height="1.5cm" svg:x="45.251cm" svg:y="37.5cm">
            <text:p text:style-name="P10">2M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5" draw:text-style-name="P8" draw:layer="layout" svg:x1="36.25cm" svg:y1="7.961cm" svg:x2="45.25cm" svg:y2="36.75cm" draw:start-shape="id20" draw:start-glue-point="5" draw:end-shape="id21" draw:end-glue-point="3" svg:d="M36250 7961v28789h9000" svg:viewBox="0 0 9001 28790">
          <text:p/>
        </draw:connector>
        <draw:connector draw:style-name="gr36" draw:text-style-name="P8" draw:layer="layout" svg:x1="35.75cm" svg:y1="7.961cm" svg:x2="45.251cm" svg:y2="38.25cm" draw:start-shape="id20" draw:start-glue-point="4" draw:end-shape="id22" draw:end-glue-point="3" svg:d="M35750 7961v30289h9501" svg:viewBox="0 0 9502 30290">
          <text:p/>
        </draw:connector>
        <draw:connector draw:style-name="gr37" draw:text-style-name="P8" draw:layer="layout" svg:x1="37.25cm" svg:y1="7.961cm" svg:x2="45.25cm" svg:y2="44.75cm" draw:start-shape="id20" draw:start-glue-point="7" draw:end-shape="id23" draw:end-glue-point="3" svg:d="M37250 7961v36789h8000" svg:viewBox="0 0 8001 36790">
          <text:p/>
        </draw:connector>
        <draw:connector draw:style-name="gr38" draw:text-style-name="P8" draw:layer="layout" svg:x1="36.75cm" svg:y1="7.961cm" svg:x2="45.251cm" svg:y2="46.25cm" draw:start-shape="id20" draw:start-glue-point="6" draw:end-shape="id24" draw:end-glue-point="3" svg:d="M36750 7961v38289h8501" svg:viewBox="0 0 8502 38290">
          <text:p/>
        </draw:connector>
        <draw:connector draw:style-name="gr39" draw:text-style-name="P8" draw:layer="layout" svg:x1="6.749cm" svg:y1="10.749cm" svg:x2="20.417cm" svg:y2="53.049cm" draw:start-shape="id3" draw:start-glue-point="4" draw:end-shape="id25" draw:end-glue-point="2" svg:d="M6749 10749v42300h13668" svg:viewBox="0 0 13669 42301">
          <text:p/>
        </draw:connector>
        <draw:connector draw:style-name="gr40" draw:text-style-name="P8" xml:id="id25" draw:id="id25" draw:layer="layout" draw:line-skew="-1.583cm" svg:x1="20.417cm" svg:y1="53.049cm" svg:x2="44.75cm" svg:y2="40cm" draw:end-shape="id26" draw:end-glue-point="4" svg:d="M20417 53049h10333v-13049h14000" svg:viewBox="0 0 24334 13050">
          <text:p/>
        </draw:connector>
        <draw:connector draw:style-name="gr40" draw:text-style-name="P8" draw:layer="layout" draw:line-skew="10.958cm" svg:x1="20.417cm" svg:y1="53.049cm" svg:x2="44.75cm" svg:y2="48cm" draw:start-shape="id25" draw:start-glue-point="2" draw:end-shape="id27" draw:end-glue-point="4" svg:d="M20417 53049h10333v-5049h14000" svg:viewBox="0 0 24334 5050">
          <text:p/>
        </draw:connector>
        <draw:custom-shape draw:style-name="gr41" draw:text-style-name="P9" xml:id="id6" draw:id="id6" draw:layer="layout" svg:width="6cm" svg:height="1.5cm" svg:x="38.5cm" svg:y="6.481cm">
          <draw:glue-point draw:id="4" svg:x="0.416cm" svg:y="5cm"/>
          <draw:glue-point draw:id="5" svg:x="1.25cm" svg:y="5cm"/>
          <draw:glue-point draw:id="6" svg:x="2.083cm" svg:y="5cm"/>
          <draw:glue-point draw:id="7" svg:x="2.916cm" svg:y="5cm"/>
          <draw:glue-point draw:id="8" svg:x="-0.416cm" svg:y="5cm"/>
          <draw:glue-point draw:id="9" svg:x="-2.083cm" svg:y="5cm"/>
          <draw:glue-point draw:id="10" svg:x="-1.25cm" svg:y="5cm"/>
          <text:p text:style-name="P4"><text:span text:style-name="T1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8" xml:id="id28" draw:id="id28" draw:layer="layout" draw:line-skew="21.25cm" svg:x1="3.251cm" svg:y1="10.749cm" svg:x2="19.844cm" svg:y2="53.75cm" draw:start-shape="id3" draw:start-glue-point="10" svg:d="M3251 10749v43001h16593" svg:viewBox="0 0 16594 43002">
          <text:p/>
        </draw:connector>
        <draw:connector draw:style-name="gr42" draw:text-style-name="P8" xml:id="id29" draw:id="id29" draw:layer="layout" draw:line-skew="21.505cm" svg:x1="2.75cm" svg:y1="10.749cm" svg:x2="19.83cm" svg:y2="54.24cm" draw:start-shape="id3" draw:start-glue-point="11" svg:d="M2750 10749v43501h17080v-10" svg:viewBox="0 0 17081 43502">
          <text:p/>
        </draw:connector>
        <draw:connector draw:style-name="gr43" draw:text-style-name="P8" draw:layer="layout" draw:line-skew="0.828cm" svg:x1="19.844cm" svg:y1="53.75cm" svg:x2="44.75cm" svg:y2="40.75cm" draw:start-shape="id28" draw:start-glue-point="3" draw:end-shape="id26" draw:end-glue-point="5" svg:d="M19844 53750h13281v-13000h11625" svg:viewBox="0 0 24907 13001">
          <text:p/>
        </draw:connector>
        <draw:connector draw:style-name="gr44" draw:text-style-name="P8" draw:layer="layout" draw:line-skew="1.335cm" svg:x1="19.83cm" svg:y1="54.24cm" svg:x2="44.75cm" svg:y2="48.75cm" draw:start-shape="id29" draw:start-glue-point="3" draw:end-shape="id27" draw:end-glue-point="5" svg:d="M19830 54240h13795v-5490h11125" svg:viewBox="0 0 24921 5491">
          <text:p/>
        </draw:connector>
        <draw:connector draw:style-name="gr45" draw:text-style-name="P8" draw:layer="layout" draw:line-skew="10.795cm" svg:x1="11.999cm" svg:y1="10.749cm" svg:x2="25.714cm" svg:y2="32.659cm" draw:start-shape="id1" draw:start-glue-point="2" svg:d="M11999 10749v22001h13715v-91" svg:viewBox="0 0 13716 22002">
          <text:p/>
        </draw:connector>
        <draw:connector draw:style-name="gr8" draw:text-style-name="P8" draw:layer="layout" svg:x1="11.999cm" svg:y1="10.749cm" svg:x2="15.5cm" svg:y2="38.501cm" draw:start-shape="id1" draw:start-glue-point="2" draw:end-shape="id13" draw:end-glue-point="6" svg:d="M11999 10749v27752h3501" svg:viewBox="0 0 3502 27753">
          <text:p/>
        </draw:connector>
        <draw:connector draw:style-name="gr8" draw:text-style-name="P8" draw:layer="layout" svg:x1="11.999cm" svg:y1="10.749cm" svg:x2="15.5cm" svg:y2="46.501cm" draw:start-shape="id1" draw:start-glue-point="2" draw:end-shape="id14" draw:end-glue-point="6" svg:d="M11999 10749v35752h3501" svg:viewBox="0 0 3502 35753">
          <text:p/>
        </draw:connector>
        <draw:connector draw:style-name="gr46" draw:text-style-name="P8" xml:id="id30" draw:id="id30" draw:layer="layout" draw:line-skew="-6.421cm" svg:x1="25.092cm" svg:y1="32.75cm" svg:x2="44.75cm" svg:y2="37.501cm" draw:end-shape="id26" draw:end-glue-point="6" svg:d="M25092 32750h3158v4751h16500" svg:viewBox="0 0 19659 4752">
          <text:p/>
        </draw:connector>
        <draw:connector draw:style-name="gr46" draw:text-style-name="P8" draw:layer="layout" draw:line-skew="3.782cm" svg:x1="25.092cm" svg:y1="32.75cm" svg:x2="44.75cm" svg:y2="45.501cm" draw:start-shape="id30" draw:start-glue-point="2" draw:end-shape="id27" draw:end-glue-point="6" svg:d="M25092 32750h3158v12751h16500" svg:viewBox="0 0 19659 12752">
          <text:p/>
        </draw:connector>
        <draw:connector draw:style-name="gr16" draw:text-style-name="P8" draw:layer="layout" draw:line-skew="0.999cm 4.5cm" svg:x1="55cm" svg:y1="38.5cm" svg:x2="42.749cm" svg:y2="7.981cm" draw:start-shape="id26" draw:start-glue-point="1" draw:end-shape="id6" draw:end-glue-point="6" svg:d="M55000 38500h1500v-12259h-13751v-18260" svg:viewBox="0 0 13752 30520">
          <text:p/>
        </draw:connector>
        <draw:connector draw:style-name="gr16" draw:text-style-name="P8" draw:layer="layout" draw:line-skew="1.499cm" svg:x1="55cm" svg:y1="46.5cm" svg:x2="43.249cm" svg:y2="7.981cm" draw:start-shape="id27" draw:start-glue-point="1" draw:end-shape="id6" draw:end-glue-point="7" svg:d="M55000 46500h2000v-20759h-13751v-17760" svg:viewBox="0 0 13752 38520">
          <text:p/>
        </draw:connector>
        <draw:frame draw:style-name="gr20" draw:text-style-name="P11" draw:layer="layout" svg:width="3.012cm" svg:height="0.983cm" svg:x="32.738cm" svg:y="3.498cm">
          <draw:text-box>
            <text:p>Device 1</text:p>
          </draw:text-box>
        </draw:frame>
        <draw:custom-shape draw:style-name="gr28" draw:text-style-name="P14" xml:id="id32" draw:id="id32" draw:layer="layout" svg:width="10.25cm" svg:height="6cm" svg:x="44.75cm" svg:y="14.25cm">
          <draw:glue-point draw:id="4" svg:x="-5cm" svg:y="2.5cm"/>
          <draw:glue-point draw:id="5" svg:x="-5cm" svg:y="3.75cm"/>
          <draw:glue-point draw:id="6" svg:x="-5cm" svg:y="-1.666cm"/>
          <text:p text:style-name="P10"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5cm" svg:height="1.5cm" svg:x="45.25cm" svg:y="18.25cm">
          <text:p text:style-name="P10">32K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2cm" svg:x="48.5cm" svg:y="17.75cm">
          <text:p text:style-name="P4"><text:span text:style-name="T1">Real Time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cm" svg:height="2cm" svg:x="48.5cm" svg:y="14.75cm">
          <text:p text:style-name="P4"><text:span text:style-name="T1">Status 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1" draw:layer="layout" svg:width="2.973cm" svg:height="0.962cm" svg:x="48.25cm" svg:y="13.25cm">
          <draw:text-box>
            <text:p>Device 2</text:p>
          </draw:text-box>
        </draw:frame>
        <draw:connector draw:style-name="gr48" draw:text-style-name="P8" draw:layer="layout" svg:x1="27.375cm" svg:y1="12.25cm" svg:x2="44.75cm" svg:y2="18.75cm" draw:start-shape="id31" draw:start-glue-point="0" draw:end-shape="id32" draw:end-glue-point="4" svg:d="M27375 12250v6500h17375" svg:viewBox="0 0 17376 6501">
          <text:p/>
        </draw:connector>
        <draw:connector draw:style-name="gr49" draw:text-style-name="P8" xml:id="id33" draw:id="id33" draw:layer="layout" draw:line-skew="1cm" svg:x1="5.75cm" svg:y1="10.749cm" svg:x2="26.506cm" svg:y2="13.25cm" draw:start-shape="id3" draw:start-glue-point="7" svg:d="M5750 10749v2501h20756" svg:viewBox="0 0 20757 2502">
          <text:p/>
        </draw:connector>
        <draw:connector draw:style-name="gr50" draw:text-style-name="P8" draw:layer="layout" draw:line-skew="-9.128cm" svg:x1="26.506cm" svg:y1="13.25cm" svg:x2="44.75cm" svg:y2="19.5cm" draw:start-shape="id33" draw:start-glue-point="3" draw:end-shape="id32" draw:end-glue-point="5" svg:d="M26506 13250h-6v6250h18250" svg:viewBox="0 0 18251 6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1-09T15:27:20.019000000</meta:creation-date>
    <dc:date>2025-02-10T07:47:18.404787500</dc:date>
    <meta:editing-duration>PT6H18M17S</meta:editing-duration>
    <meta:editing-cycles>31</meta:editing-cycles>
    <meta:generator>LibreOffice/25.2.0.3$Windows_X86_64 LibreOffice_project/e1cf4a87eb02d755bce1a01209907ea5ddc8f069</meta:generator>
    <meta:document-statistic meta:object-count="118"/>
  </office:meta>
</office:document-meta>
</file>